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180" officeooo:paragraph-rsid="001fa180"/>
    </style:style>
    <style:style style:name="P2" style:family="paragraph" style:parent-style-name="Standard">
      <style:text-properties officeooo:rsid="001fa180" officeooo:paragraph-rsid="001ff2a3"/>
    </style:style>
    <style:style style:name="P3" style:family="paragraph" style:parent-style-name="Standard">
      <style:text-properties officeooo:rsid="001fa180" officeooo:paragraph-rsid="00200fdc"/>
    </style:style>
    <style:style style:name="P4" style:family="paragraph" style:parent-style-name="Standard">
      <style:text-properties fo:font-weight="normal" officeooo:rsid="001fa180" officeooo:paragraph-rsid="001fa180" style:font-weight-asian="normal" style:font-weight-complex="normal"/>
    </style:style>
    <style:style style:name="P5" style:family="paragraph" style:parent-style-name="Standard">
      <style:text-properties officeooo:rsid="001ff2a3" officeooo:paragraph-rsid="001ff2a3"/>
    </style:style>
    <style:style style:name="P6" style:family="paragraph" style:parent-style-name="Standard">
      <style:text-properties officeooo:paragraph-rsid="00200fdc"/>
    </style:style>
    <style:style style:name="P7" style:family="paragraph" style:parent-style-name="Standard">
      <style:text-properties officeooo:rsid="00200fdc" officeooo:paragraph-rsid="00200fdc"/>
    </style:style>
    <style:style style:name="P8" style:family="paragraph" style:parent-style-name="Standard">
      <style:text-properties officeooo:rsid="0021318a" officeooo:paragraph-rsid="0021318a"/>
    </style:style>
    <style:style style:name="P9" style:family="paragraph" style:parent-style-name="Standard">
      <style:text-properties officeooo:rsid="0021318a" officeooo:paragraph-rsid="0023908f"/>
    </style:style>
    <style:style style:name="P10" style:family="paragraph" style:parent-style-name="Standard">
      <style:text-properties fo:font-style="italic" fo:font-weight="bold" officeooo:rsid="001fa180" officeooo:paragraph-rsid="001fa18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fa180" officeooo:paragraph-rsid="00200fd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fa180" officeooo:paragraph-rsid="001ff2a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fa180" officeooo:paragraph-rsid="0023908f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800000" fo:font-size="16pt" fo:font-style="normal" style:text-underline-style="none" fo:font-weight="bold" officeooo:rsid="001fa180" officeooo:paragraph-rsid="001fa180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color="#ff0000" fo:font-size="14pt" fo:font-weight="bold" officeooo:rsid="001fa180" officeooo:paragraph-rsid="001fa180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ff0000" fo:font-size="14pt" fo:font-weight="bold" officeooo:rsid="001fa180" officeooo:paragraph-rsid="00200fdc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6600" fo:font-style="italic" fo:font-weight="bold" officeooo:rsid="001fa180" officeooo:paragraph-rsid="001fa180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006600" fo:font-style="italic" fo:font-weight="bold" officeooo:rsid="00200fdc" officeooo:paragraph-rsid="00200fdc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006600" fo:font-style="italic" fo:font-weight="bold" officeooo:rsid="001ff2a3" officeooo:paragraph-rsid="001ff2a3" style:font-style-asian="italic" style:font-weight-asian="bold" style:font-style-complex="italic" style:font-weight-complex="bold"/>
    </style:style>
    <style:style style:name="T1" style:family="text">
      <style:text-properties officeooo:rsid="00200fdc"/>
    </style:style>
    <style:style style:name="T2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a180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puppet full tutorial&gt;&gt;</text:p>
      <text:p text:style-name="P7"><text:a xlink:type="simple" xlink:href="http://www.example42.com/tutorials/PuppetTutorial">http://www.example42.com/tutorials/PuppetTutorial</text:a></text:p>
      <text:p text:style-name="P7"/>
      <text:p text:style-name="P6"/>
      <text:p text:style-name="Standard"/>
      <text:p text:style-name="P14">Puppet installation and manifest </text:p>
      <text:p text:style-name="P1"/>
      <text:p text:style-name="P15">@ Puppet installation</text:p>
      <text:p text:style-name="P1"/>
      <text:p text:style-name="P10">******************************SERVER-SIDE********************************</text:p>
      <text:p text:style-name="P1"/>
      <text:p text:style-name="P15">server-side {puppet-master configuation}</text:p>
      <text:p text:style-name="P1"/>
      <text:p text:style-name="P1">remove all puppet and its dependencies</text:p>
      <text:p text:style-name="P1"/>
      <text:p text:style-name="P17">apt-get purge puppet puppet-common</text:p>
      <text:p text:style-name="P1"/>
      <text:p text:style-name="P1">update system</text:p>
      <text:p text:style-name="P1"/>
      <text:p text:style-name="P17">apt-get update &amp;&amp; apt-get -y upgrade &amp;&amp; apt-get install -y nano wget</text:p>
      <text:p text:style-name="P1"/>
      <text:p text:style-name="P1">change hostname and /etc/hosts so that change the FQDN</text:p>
      <text:p text:style-name="P1"/>
      <text:p text:style-name="P1">install ntp for accurate time to sync with puppet-agents</text:p>
      <text:p text:style-name="P1"/>
      <text:p text:style-name="P4"><text:span text:style-name="T2">sudo apt-get -y install ntp</text:span></text:p>
      <text:p text:style-name="P4"></text:p>
      <text:p text:style-name="P17">service ntp restart</text:p>
      <text:p text:style-name="P4"/>
      <text:p text:style-name="P4">update the repository for get latest puppet</text:p>
      <text:p text:style-name="P4"/>
      <text:p text:style-name="P17">wget https://apt.puppetlabs.com/puppetlabs-release-trusty.deb</text:p>
      <text:p text:style-name="P17"></text:p>
      <text:p text:style-name="P17">dpkg -i puppetlabs-release-trusty.deb</text:p>
      <text:p text:style-name="P17"></text:p>
      <text:p text:style-name="P17">apt-get update</text:p>
      <text:p text:style-name="P17"></text:p>
      <text:p text:style-name="P17">apt-get install puppetmaster</text:p>
      <text:p text:style-name="P4"/>
      <text:p text:style-name="P4">edit the configuration {/etc/puppet/puppet.conf}</text:p>
      <text:p text:style-name="P4">(cert and dns... for used if puppet is integrated with apache, because apache take puppet master name as puppet not our FQDN,we do this for resolve that issue)</text:p>
      <text:p text:style-name="P4"/>
      <text:p text:style-name="P17">nano /etc/puppet/puppet.conf</text:p>
      <text:p text:style-name="P4"/>
      <text:p text:style-name="P17">#templatedir=$confdir/templates</text:p>
      <text:p text:style-name="P17">cert=puppet</text:p>
      <text:p text:style-name="P17">dns_alt_names=puppet,puppetmaster.biz.com</text:p>
      <text:p text:style-name="P4"/>
      <text:p text:style-name="P4"/>
      <text:p text:style-name="P4"/>
      <text:p text:style-name="P4"><text:soft-page-break/></text:p>
      <text:p text:style-name="P4">edit the configuration {/etc/default/puppetmaster}</text:p>
      <text:p text:style-name="P4"/>
      <text:p text:style-name="P17">nano /etc/default/puppetmaster</text:p>
      <text:p text:style-name="P17"/>
      <text:p text:style-name="P17">START=yes</text:p>
      <text:p text:style-name="P17"/>
      <text:p text:style-name="P17">service puppetmaster start</text:p>
      <text:p text:style-name="P17"/>
      <text:p text:style-name="P1">check the version</text:p>
      <text:p text:style-name="P1"/>
      <text:p text:style-name="P17">puppet -V</text:p>
      <text:p text:style-name="P1"/>
      <text:p text:style-name="P7">edit the configuration file /etc/puppet/fileserver.conf</text:p>
      <text:p text:style-name="P7">(indeed for adding some files from master to agent)</text:p>
      <text:p text:style-name="P1"/>
      <text:p text:style-name="P18">nano /etc/puppet/fileserver.conf</text:p>
      <text:p text:style-name="P18"></text:p>
      <text:p text:style-name="P18">#[Extra-files]</text:p>
      <text:p text:style-name="P18">#path /etc/puppet/files</text:p>
      <text:p text:style-name="P18">#allow *</text:p>
      <text:p text:style-name="P7"></text:p>
      <text:p text:style-name="P7">change this to</text:p>
      <text:p text:style-name="P7"></text:p>
      <text:p text:style-name="P18">[files]</text:p>
      <text:p text:style-name="P18">path /etc/puppet/files</text:p>
      <text:p text:style-name="P18">allow *</text:p>
      <text:p text:style-name="P7"></text:p>
      <text:p text:style-name="P7"></text:p>
      <text:p text:style-name="P7">1) mkdir -p [puppet-home]/files<text:tab/><text:tab/># create a dir "files" under [puppet-home] eg : /etc/puppet</text:p>
      <text:p text:style-name="P7"></text:p>
      <text:p text:style-name="P7">2) add the files need to copy to agents in "files" dir</text:p>
      <text:p text:style-name="P7"></text:p>
      <text:p text:style-name="P7">3) source =&gt; 'puppet:///files/added-item'</text:p>
      <text:p text:style-name="P1"/>
      <text:p text:style-name="P1"/>
      <text:p text:style-name="P10">******************************AGENT-SIDE********************************</text:p>
      <text:p text:style-name="P1"/>
      <text:p text:style-name="P15">agent configuration {puppet-agent configuration}</text:p>
      <text:p text:style-name="P1"/>
      <text:p text:style-name="P1">remove all puppet and its dependencies</text:p>
      <text:p text:style-name="P1"/>
      <text:p text:style-name="P17">apt-get purge puppet puppet-common</text:p>
      <text:p text:style-name="P17"/>
      <text:p text:style-name="P1">update system</text:p>
      <text:p text:style-name="P1"/>
      <text:p text:style-name="P17">apt-get update &amp;&amp; apt-get -y upgrade &amp;&amp; apt-get install -y nano wg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hange hostname and /etc/hosts so that change the FQDN</text:p>
      <text:p text:style-name="P1"/>
      <text:p text:style-name="P1">install ntp for accurate time to sync with puppet-agents</text:p>
      <text:p text:style-name="P1"/>
      <text:p text:style-name="P17">sudo apt-get -y install ntp</text:p>
      <text:p text:style-name="P4"></text:p>
      <text:p text:style-name="P17">service ntp restart</text:p>
      <text:p text:style-name="P17"/>
      <text:p text:style-name="P4">update the repository for get latest puppet</text:p>
      <text:p text:style-name="P4"/>
      <text:p text:style-name="P17">wget https://apt.puppetlabs.com/puppetlabs-release-trusty.deb</text:p>
      <text:p text:style-name="P17"></text:p>
      <text:p text:style-name="P17">dpkg -i puppetlabs-release-trusty.deb</text:p>
      <text:p text:style-name="P17"></text:p>
      <text:p text:style-name="P17">apt-get update</text:p>
      <text:p text:style-name="P17"></text:p>
      <text:p text:style-name="P4">check the time of server and agent are same or not</text:p>
      <text:p text:style-name="P4"/>
      <text:p text:style-name="P17">date</text:p>
      <text:p text:style-name="P1"/>
      <text:p text:style-name="P4">edit the configuration {/etc/puppet/puppet.conf}</text:p>
      <text:p text:style-name="P4">(cert and dns... for used if puppet is integrated with apache, because apache take puppet master name as puppet not our FQDN,we do this for resolve that issue)</text:p>
      <text:p text:style-name="P4"/>
      <text:p text:style-name="P17">nano /etc/puppet/puppet.conf</text:p>
      <text:p text:style-name="P17"/>
      <text:p text:style-name="P17">#templatedir=$confdir/templates</text:p>
      <text:p text:style-name="P17"></text:p>
      <text:p text:style-name="P17">#[master]</text:p>
      <text:p text:style-name="P17">## These are needed when the puppetmaster is run by passenger</text:p>
      <text:p text:style-name="P17">## and can safely be removed if webrick is used.</text:p>
      <text:p text:style-name="P17">#ssl_client_header = SSL_CLIENT_S_DN</text:p>
      <text:p text:style-name="P17">#ssl_client_verify_header = SSL_CLIENT_VERIFY</text:p>
      <text:p text:style-name="P17"></text:p>
      <text:p text:style-name="P17">[agent]</text:p>
      <text:p text:style-name="P17">server=puppetmaster.biz.com</text:p>
      <text:p text:style-name="P17"/>
      <text:p text:style-name="P4"/>
      <text:p text:style-name="P4"/>
      <text:p text:style-name="P4">edit the configuration {/etc/default/puppetmaster}</text:p>
      <text:p text:style-name="P4"/>
      <text:p text:style-name="P17">nano /etc/default/puppetmaster</text:p>
      <text:p text:style-name="P17"/>
      <text:p text:style-name="P17">START=yes</text:p>
      <text:p text:style-name="P17"/>
      <text:p text:style-name="P1">add the master's FQDN in /etc/hosts and try to ping </text:p>
      <text:p text:style-name="P1"/>
      <text:p text:style-name="P17">nano /etc/hosts</text:p>
      <text:p text:style-name="P17"/>
      <text:p text:style-name="P17">ping puppetmaster.biz.com</text:p>
      <text:p text:style-name="P1"><text:soft-page-break/></text:p>
      <text:p text:style-name="P1"/>
      <text:p text:style-name="P1"/>
      <text:p text:style-name="P1">establish <text:s/>the connection from client side by sending ssl key</text:p>
      <text:p text:style-name="P1"/>
      <text:p text:style-name="P17">puppet agent -t</text:p>
      <text:p text:style-name="P10"/>
      <text:p text:style-name="P10">******************************SERVER-SIDE********************************</text:p>
      <text:p text:style-name="P1"/>
      <text:p text:style-name="P5">list all certificates</text:p>
      <text:p text:style-name="P5"/>
      <text:p text:style-name="P19">puppet cert list –all</text:p>
      <text:p text:style-name="P5"/>
      <text:p text:style-name="P5">it will shows some certs but accepted certificates have “+” sign <text:s/>in the first line. </text:p>
      <text:p text:style-name="P1"/>
      <text:p text:style-name="P19">puppet cert sign puppet-agent-name</text:p>
      <text:p text:style-name="P1"/>
      <text:p text:style-name="P12">******************************AGENT-SIDE********************************</text:p>
      <text:p text:style-name="P1"/>
      <text:p text:style-name="P5">check from the client side</text:p>
      <text:p text:style-name="P5"/>
      <text:p text:style-name="P19">puppet agent --fingerprint</text:p>
      <text:p text:style-name="P1"/>
      <text:p text:style-name="P12">******************************SERVER-SIDE********************************</text:p>
      <text:p text:style-name="P2"/>
      <text:p text:style-name="P5">configure the manifest</text:p>
      <text:p text:style-name="P5"/>
      <text:p text:style-name="P19">nano /etc/puppet/manifests/site.pp</text:p>
      <text:p text:style-name="P5"/>
      <text:p text:style-name="P11">******************************AGENT-SIDE********************************</text:p>
      <text:p text:style-name="P1"/>
      <text:p text:style-name="P7">after creating manifest, run the agent for testing</text:p>
      <text:p text:style-name="P7"/>
      <text:p text:style-name="P18">puppet agent -t</text:p>
      <text:p text:style-name="P1"/>
      <text:p text:style-name="P1"/>
      <text:p text:style-name="P7">links:: </text:p>
      <text:p text:style-name="P7"><text:a xlink:type="simple" xlink:href="https://www.howtoforge.com/puppet-ubuntu-14.04">https://www.howtoforge.com/puppet-ubuntu-14.04</text:a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***************************************************************************</text:p>
      <text:p text:style-name="P11">*******************************<text:span text:style-name="T1">MANIFEST</text:span>**********************************</text:p>
      <text:p text:style-name="P11">***************************************************************************</text:p>
      <text:p text:style-name="P3"/>
      <text:p text:style-name="P3"/>
      <text:p text:style-name="P3"/>
      <text:p text:style-name="P16">@ manifest</text:p>
      <text:p text:style-name="P3"/>
      <text:p text:style-name="P13">***************************************************************************</text:p>
      <text:p text:style-name="P8">code writing</text:p>
      <text:p text:style-name="P8"></text:p>
      <text:p text:style-name="P8">resource_type { 'resource_name'</text:p>
      <text:p text:style-name="P8"><text:s text:c="2"/>attribute =&gt; value</text:p>
      <text:p text:style-name="P8"><text:s text:c="2"/>...</text:p>
      <text:p text:style-name="P8">}</text:p>
      <text:p text:style-name="P8"></text:p>
      <text:p text:style-name="P9"><text:span text:style-name="T3">***************************************************************************</text:span></text:p>
      <text:p text:style-name="P8"></text:p>
      <text:p text:style-name="P8">class name</text:p>
      <text:p text:style-name="P8">{</text:p>
      <text:p text:style-name="P8">..code..</text:p>
      <text:p text:style-name="P8">}</text:p>
      <text:p text:style-name="P8"></text:p>
      <text:p text:style-name="P9"><text:span text:style-name="T3">***************************************************************************</text:span></text:p>
      <text:p text:style-name="P9"><text:span text:style-name="T3"/></text:p>
      <text:p text:style-name="P8">single node</text:p>
      <text:p text:style-name="P8"></text:p>
      <text:p text:style-name="P8"></text:p>
      <text:p text:style-name="P8">node 'node-name',</text:p>
      <text:p text:style-name="P8">{</text:p>
      <text:p text:style-name="P8">..code..</text:p>
      <text:p text:style-name="P8">or</text:p>
      <text:p text:style-name="P8">include class</text:p>
      <text:p text:style-name="P8">}</text:p>
      <text:p text:style-name="P9"></text:p>
      <text:p text:style-name="P9"><text:span text:style-name="T3">***************************************************************************</text:span></text:p>
      <text:p text:style-name="P8"></text:p>
      <text:p text:style-name="P8"/>
      <text:p text:style-name="P8">multiple nodes</text:p>
      <text:p text:style-name="P8"></text:p>
      <text:p text:style-name="P8"></text:p>
      <text:p text:style-name="P8">node 'node-name-1', 'node-name-2', 'node-name-3',</text:p>
      <text:p text:style-name="P8">{</text:p>
      <text:p text:style-name="P8">..code..</text:p>
      <text:p text:style-name="P8">or</text:p>
      <text:p text:style-name="P8">include class</text:p>
      <text:p text:style-name="P8">}</text:p>
      <text:p text:style-name="P8"></text:p>
      <text:p text:style-name="P9"><text:span text:style-name="T3">***************************************************************************</text:span></text:p>
      <text:p text:style-name="P8"/>
      <text:p text:style-name="P8"><text:soft-page-break/></text:p>
      <text:p text:style-name="P8">multiple nodes ending with digits</text:p>
      <text:p text:style-name="P8">(eg: www1,www32,www645)</text:p>
      <text:p text:style-name="P8">node /^name\d+$/,</text:p>
      <text:p text:style-name="P8"></text:p>
      <text:p text:style-name="P8">node /^www\d+$/</text:p>
      <text:p text:style-name="P8">{</text:p>
      <text:p text:style-name="P8">..code..</text:p>
      <text:p text:style-name="P8">or</text:p>
      <text:p text:style-name="P8">include class</text:p>
      <text:p text:style-name="P8">}</text:p>
      <text:p text:style-name="P8"></text:p>
      <text:p text:style-name="P9"><text:span text:style-name="T3">***************************************************************************</text:span></text:p>
      <text:p text:style-name="P9"/>
      <text:p text:style-name="P9"><text:span text:style-name="T3"/></text:p>
      <text:p text:style-name="P8">multiple nodes having some common name</text:p>
      <text:p text:style-name="P8">(eg: www.example,zzz.example)</text:p>
      <text:p text:style-name="P8">node /^(node-1|node-2|...node-n).name$/</text:p>
      <text:p text:style-name="P8"></text:p>
      <text:p text:style-name="P8"></text:p>
      <text:p text:style-name="P8">node /^(www|zzz)\.example$/</text:p>
      <text:p text:style-name="P8">{</text:p>
      <text:p text:style-name="P8">..code..</text:p>
      <text:p text:style-name="P8">or</text:p>
      <text:p text:style-name="P8">include class</text:p>
      <text:p text:style-name="P8">}</text:p>
      <text:p text:style-name="P8"></text:p>
      <text:p text:style-name="P9"><text:span text:style-name="T3">***************************************************************************</text:span></text:p>
      <text:p text:style-name="P8"></text:p>
      <text:p text:style-name="P8">useradding</text:p>
      <text:p text:style-name="P8"></text:p>
      <text:p text:style-name="P8">user {'name',</text:p>
      <text:p text:style-name="P8">ensure =&gt; 'present',</text:p>
      <text:p text:style-name="P8">uid =&gt; '1500',</text:p>
      <text:p text:style-name="P8">gid =&gt; '1500',</text:p>
      <text:p text:style-name="P8">shell =&gt; '/bin/bash',</text:p>
      <text:p text:style-name="P8">home =&gt; '/home/name'</text:p>
      <text:p text:style-name="P8">require =&gt; group['name'],<text:tab/># require that group adding before executing</text:p>
      <text:p text:style-name="P8">require =&gt; class['class-name'], </text:p>
      <text:p text:style-name="P8"></text:p>
      <text:p text:style-name="P9"><text:span text:style-name="T3">***************************************************************************</text:span></text:p>
      <text:p text:style-name="P8"/>
      <text:p text:style-name="P8"/>
      <text:p text:style-name="P8">create file or directory</text:p>
      <text:p text:style-name="P8"></text:p>
      <text:p text:style-name="P8">file {'/path/name':</text:p>
      <text:p text:style-name="P8">ensure =&gt; 'directory',<text:tab/><text:tab/> # change directory to file if need file</text:p>
      <text:p text:style-name="P8">content =&gt; 'hai', <text:tab/><text:tab/> #this will append to that file</text:p>
      <text:p text:style-name="P8">owner =&gt; 'name',</text:p>
      <text:p text:style-name="P8">group =&gt; 'name',</text:p>
      <text:p text:style-name="P8">mode =&gt; '0777',</text:p>
      <text:p text:style-name="P8">}</text:p>
      <text:p text:style-name="P8"><text:soft-page-break/></text:p>
      <text:p text:style-name="P9"><text:span text:style-name="T3">***************************************************************************</text:span></text:p>
      <text:p text:style-name="P9"><text:span text:style-name="T3"/></text:p>
      <text:p text:style-name="P8">to create a group</text:p>
      <text:p text:style-name="P8"></text:p>
      <text:p text:style-name="P8">group {'name':</text:p>
      <text:p text:style-name="P8">ensure =&gt; present,</text:p>
      <text:p text:style-name="P8">gid =&gt; '1500',</text:p>
      <text:p text:style-name="P8">}</text:p>
      <text:p text:style-name="P8"></text:p>
      <text:p text:style-name="P13">***************************************************************************</text:p>
      <text:p text:style-name="P8"/>
      <text:p text:style-name="P8"/>
      <text:p text:style-name="P8">to updating or do some command</text:p>
      <text:p text:style-name="P8"></text:p>
      <text:p text:style-name="P8"></text:p>
      <text:p text:style-name="P8">exec { 'apt-update': <text:s text:c="19"/># exec resource named 'apt-update'</text:p>
      <text:p text:style-name="P8">command =&gt; '/bin/apt-get update', <text:s text:c="2"/># command this resource will run</text:p>
      <text:p text:style-name="P8">}</text:p>
      <text:p text:style-name="P8"/>
      <text:p text:style-name="P8"/>
      <text:p text:style-name="P13">***************************************************************************</text:p>
      <text:p text:style-name="P13"/>
      <text:p text:style-name="P8"/>
      <text:p text:style-name="P8"/>
      <text:p text:style-name="P8">using scripts we can make it more confort</text:p>
      <text:p text:style-name="P8"></text:p>
      <text:p text:style-name="P8"></text:p>
      <text:p text:style-name="P8">class mysql</text:p>
      <text:p text:style-name="P8">{</text:p>
      <text:p text:style-name="P8">file {'/home/mysql.sh':</text:p>
      <text:p text:style-name="P8">ensure =&gt; 'file',</text:p>
      <text:p text:style-name="P8">source =&gt; 'puppet:///files/mysql.sh',</text:p>
      <text:p text:style-name="P8">mode =&gt; 0777</text:p>
      <text:p text:style-name="P8">}</text:p>
      <text:p text:style-name="P8"></text:p>
      <text:p text:style-name="P8"></text:p>
      <text:p text:style-name="P8">exec {'mysql':</text:p>
      <text:p text:style-name="P8">command =&gt; '/home/mysql.sh',</text:p>
      <text:p text:style-name="P8">}</text:p>
      <text:p text:style-name="P8">}</text:p>
      <text:p text:style-name="P8"></text:p>
      <text:p text:style-name="P8">node 'puppet-1'</text:p>
      <text:p text:style-name="P8">{</text:p>
      <text:p text:style-name="P8">include mysql</text:p>
      <text:p text:style-name="P8">}</text:p>
      <text:p text:style-name="P3"><text:s/></text:p>
      <text:p text:style-name="P13">***************************************************************************</text:p>
      <text:p text:style-name="P13">***************************************************************************</text:p>
      <text:p text:style-name="P3"/>
      <text:p text:style-name="P8"/>
      <text:p text:style-name="P8"/>
      <text:p text:style-name="P8"><text:soft-page-break/></text:p>
      <text:p text:style-name="P8">links: </text:p>
      <text:p text:style-name="P8"></text:p>
      <text:p text:style-name="P8"><text:a xlink:type="simple" xlink:href="https://docs.puppet.com/puppet/latest/reference/lang_node_definitions.html">https://docs.puppet.com/puppet/latest/reference/lang_node_definitions.html</text:a></text:p>
      <text:p text:style-name="P8"/>
      <text:p text:style-name="P8">source command &gt;&gt;&gt;</text:p>
      <text:p text:style-name="P8"><text:a xlink:type="simple" xlink:href="http://askubuntu.com/questions/90015/how-to-copy-files-to-all-machines-using-puppet-master">http://askubuntu.com/questions/90015/how-to-copy-files-to-all-machines-using-puppet-master</text:a></text:p>
      <text:p text:style-name="P8"/>
      <text:p text:style-name="P8">full resource info &gt;&gt;</text:p>
      <text:p text:style-name="P8"><text:a xlink:type="simple" xlink:href="https://docs.puppet.com/puppet/3.8/reference/type.html">https://docs.puppet.com/puppet/3.8/reference/type.html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7:03:00.028785512</meta:creation-date>
    <dc:date>2016-10-15T17:40:26.317588242</dc:date>
    <meta:editing-duration>PT22M1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8" meta:paragraph-count="250" meta:word-count="672" meta:character-count="6699" meta:non-whitespace-character-count="6019"/>
  </office:meta>
</office:document-meta>
</file>